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641cm"/>
    </style:style>
    <style:style style:name="co9" style:family="table-column">
      <style:table-column-properties fo:break-before="auto" style:column-width="2.45cm"/>
    </style:style>
    <style:style style:name="co10" style:family="table-column">
      <style:table-column-properties fo:break-before="auto" style:column-width="2.614cm"/>
    </style:style>
    <style:style style:name="co11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d1d5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fd095" fo:border="0.06pt solid #000000"/>
    </style:style>
    <style:style style:name="ce2" style:family="table-cell" style:parent-style-name="Default">
      <style:table-cell-properties fo:background-color="#f7d1d5" fo:border="0.06pt solid #000000"/>
    </style:style>
    <style:style style:name="ce3" style:family="table-cell" style:parent-style-name="Default">
      <style:table-cell-properties fo:background-color="#ffff6d"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7b3ca" fo:border="0.06pt solid #000000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#e16173" fo:border="0.06pt solid #000000"/>
    </style:style>
    <style:style style:name="ce9" style:family="table-cell" style:parent-style-name="Default">
      <style:table-cell-properties fo:background-color="#e16173"/>
    </style:style>
    <style:style style:name="ce21" style:family="table-cell" style:parent-style-name="Default">
      <style:table-cell-properties fo:background-color="#f7d1d5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7d1d5" fo:border="0.06pt solid #000000"/>
    </style:style>
    <style:style style:name="ce23" style:family="table-cell" style:parent-style-name="Default">
      <style:table-cell-properties fo:background-color="#ffff6d" fo:border="0.06pt solid #000000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b7b3ca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7b3ca" fo:border="0.06pt solid #000000"/>
    </style:style>
    <style:style style:name="ce27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ackground-color="#e16173" fo:border="0.06pt solid #000000"/>
    </style:style>
    <style:style style:name="ce29" style:family="table-cell" style:parent-style-name="Default">
      <style:table-cell-properties fo:background-color="#e16173"/>
    </style:style>
    <style:style style:name="ce30" style:family="table-cell" style:parent-style-name="Default">
      <style:table-cell-properties fo:background-color="#afd095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mortero1</text:p>
          </table:table-cell>
          <table:table-cell office:value-type="string" calcext:value-type="string">
            <text:p>Porcentaje (%)</text:p>
          </table:table-cell>
          <table:table-cell office:value-type="string" calcext:value-type="string">
            <text:p>mortero2</text:p>
          </table:table-cell>
          <table:table-cell office:value-type="string" calcext:value-type="string">
            <text:p>porcentaje(%)</text:p>
          </table:table-cell>
          <table:table-cell office:value-type="string" calcext:value-type="string">
            <text:p>mortero3</text:p>
          </table:table-cell>
          <table:table-cell office:value-type="string" calcext:value-type="string">
            <text:p>porcentaje(%)</text:p>
          </table:table-cell>
          <table:table-cell office:value-type="string" calcext:value-type="string">
            <text:p>mortero4</text:p>
          </table:table-cell>
          <table:table-cell office:value-type="string" calcext:value-type="string">
            <text:p>porcentaje(%)</text:p>
          </table:table-cell>
          <table:table-cell office:value-type="string" calcext:value-type="string">
            <text:p>mortero5</text:p>
          </table:table-cell>
          <table:table-cell office:value-type="string" calcext:value-type="string">
            <text:p>porcentaje(%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ena (g)</text:p>
          </table:table-cell>
          <table:table-cell office:value-type="float" office:value="300" calcext:value-type="float">
            <text:p>300</text:p>
          </table:table-cell>
          <table:table-cell table:formula="of:=([.B3]*[.C6])/[.B6]" office:value-type="float" office:value="36.5853658536585" calcext:value-type="float">
            <text:p>36,5853658536585</text:p>
          </table:table-cell>
          <table:table-cell office:value-type="float" office:value="450" calcext:value-type="float">
            <text:p>450</text:p>
          </table:table-cell>
          <table:table-cell table:formula="of:=([.D3]*[.E6])/[.D6]" office:value-type="float" office:value="63.3802816901409" calcext:value-type="float">
            <text:p>63,3802816901409</text:p>
          </table:table-cell>
          <table:table-cell office:value-type="float" office:value="500" calcext:value-type="float">
            <text:p>500</text:p>
          </table:table-cell>
          <table:table-cell table:formula="of:=[.F3]*[.G6]/[.F6]" office:value-type="float" office:value="70.4225352112676" calcext:value-type="float">
            <text:p>70,4225352112676</text:p>
          </table:table-cell>
          <table:table-cell office:value-type="float" office:value="700" calcext:value-type="float">
            <text:p>700</text:p>
          </table:table-cell>
          <table:table-cell table:formula="of:=[.H3]*[.I6]/[.H6]" office:value-type="float" office:value="76.9230769230769" calcext:value-type="float">
            <text:p>76,9230769230769</text:p>
          </table:table-cell>
          <table:table-cell office:value-type="float" office:value="0" calcext:value-type="float">
            <text:p>0</text:p>
          </table:table-cell>
          <table:table-cell table:formula="of:=[.J3]*[.K6]/[.J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mento (g)</text:p>
          </table:table-cell>
          <table:table-cell office:value-type="float" office:value="320" calcext:value-type="float">
            <text:p>320</text:p>
          </table:table-cell>
          <table:table-cell table:formula="of:=([.B4]*[.C6])/[.B6]" office:value-type="float" office:value="39.0243902439024" calcext:value-type="float">
            <text:p>39,0243902439024</text:p>
          </table:table-cell>
          <table:table-cell office:value-type="float" office:value="160" calcext:value-type="float">
            <text:p>160</text:p>
          </table:table-cell>
          <table:table-cell table:formula="of:=[.D4]*[.E6]/[.D6]" office:value-type="float" office:value="22.5352112676056" calcext:value-type="float">
            <text:p>22,5352112676056</text:p>
          </table:table-cell>
          <table:table-cell office:value-type="float" office:value="110" calcext:value-type="float">
            <text:p>110</text:p>
          </table:table-cell>
          <table:table-cell table:formula="of:=([.F4]*[.G6])/[.F6]" office:value-type="float" office:value="15.4929577464789" calcext:value-type="float">
            <text:p>15,4929577464789</text:p>
          </table:table-cell>
          <table:table-cell office:value-type="float" office:value="100" calcext:value-type="float">
            <text:p>100</text:p>
          </table:table-cell>
          <table:table-cell table:formula="of:=[.H4]*[.I6]/[.H6]" office:value-type="float" office:value="10.989010989011" calcext:value-type="float">
            <text:p>10,989010989011</text:p>
          </table:table-cell>
          <table:table-cell office:value-type="float" office:value="600" calcext:value-type="float">
            <text:p>600</text:p>
          </table:table-cell>
          <table:table-cell table:formula="of:=[.J4]*[.K6]/[.J6]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ua (g)</text:p>
          </table:table-cell>
          <table:table-cell office:value-type="float" office:value="200" calcext:value-type="float">
            <text:p>200</text:p>
          </table:table-cell>
          <table:table-cell table:formula="of:=([.B5]*[.C6])/[.B6]" office:value-type="float" office:value="24.390243902439" calcext:value-type="float">
            <text:p>24,390243902439</text:p>
          </table:table-cell>
          <table:table-cell office:value-type="float" office:value="100" calcext:value-type="float">
            <text:p>100</text:p>
          </table:table-cell>
          <table:table-cell table:formula="of:=[.D5]*[.E6]/[.D6]" office:value-type="float" office:value="14.0845070422535" calcext:value-type="float">
            <text:p>14,0845070422535</text:p>
          </table:table-cell>
          <table:table-cell office:value-type="float" office:value="100" calcext:value-type="float">
            <text:p>100</text:p>
          </table:table-cell>
          <table:table-cell table:formula="of:=[.F5]*[.G6]/[.F6]" office:value-type="float" office:value="14.0845070422535" calcext:value-type="float">
            <text:p>14,0845070422535</text:p>
          </table:table-cell>
          <table:table-cell office:value-type="float" office:value="110" calcext:value-type="float">
            <text:p>110</text:p>
          </table:table-cell>
          <table:table-cell table:formula="of:=[.H5]*[.I6]/[.H6]" office:value-type="float" office:value="12.0879120879121" calcext:value-type="float">
            <text:p>12,0879120879121</text:p>
          </table:table-cell>
          <table:table-cell office:value-type="float" office:value="200" calcext:value-type="float">
            <text:p>200</text:p>
          </table:table-cell>
          <table:table-cell table:formula="of:=[.J5]*[.K6]/[.J6]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a total</text:p>
          </table:table-cell>
          <table:table-cell table:formula="of:=[.B3]+[.B4]+[.B5]" office:value-type="float" office:value="820" calcext:value-type="float">
            <text:p>820</text:p>
          </table:table-cell>
          <table:table-cell office:value-type="float" office:value="100" calcext:value-type="float">
            <text:p>100</text:p>
          </table:table-cell>
          <table:table-cell table:formula="of:=[.D3]+[.D4]+[.D5]" office:value-type="float" office:value="710" calcext:value-type="float">
            <text:p>710</text:p>
          </table:table-cell>
          <table:table-cell office:value-type="float" office:value="100" calcext:value-type="float">
            <text:p>100</text:p>
          </table:table-cell>
          <table:table-cell table:formula="of:=[.F3]+[.F4]+[.F5]" office:value-type="float" office:value="710" calcext:value-type="float">
            <text:p>710</text:p>
          </table:table-cell>
          <table:table-cell office:value-type="float" office:value="100" calcext:value-type="float">
            <text:p>100</text:p>
          </table:table-cell>
          <table:table-cell table:formula="of:=[.H3]+[.H4]+[.H5]" office:value-type="float" office:value="910" calcext:value-type="float">
            <text:p>910</text:p>
          </table:table-cell>
          <table:table-cell office:value-type="float" office:value="100" calcext:value-type="float">
            <text:p>100</text:p>
          </table:table-cell>
          <table:table-cell table:formula="of:=[.J3]+[.J4]+[.J5]" office:value-type="float" office:value="800" calcext:value-type="float">
            <text:p>800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composición del cemento(%)</text:p>
          </table:table-cell>
          <table:covered-table-cell/>
          <table:table-cell office:value-type="string" calcext:value-type="string">
            <text:p>Mortero 1 cemento</text:p>
          </table:table-cell>
          <table:table-cell office:value-type="string" calcext:value-type="string">
            <text:p>Mortero 2 cemento</text:p>
          </table:table-cell>
          <table:table-cell office:value-type="string" calcext:value-type="string">
            <text:p>Mortero 3 cemento</text:p>
          </table:table-cell>
          <table:table-cell office:value-type="string" calcext:value-type="string">
            <text:p>Mortero 4 cemento</text:p>
          </table:table-cell>
          <table:table-cell office:value-type="string" calcext:value-type="string">
            <text:p>Mortero 5 cemento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aO</text:p>
          </table:table-cell>
          <table:table-cell office:value-type="float" office:value="5.19464" calcext:value-type="float">
            <text:p>5,19464</text:p>
          </table:table-cell>
          <table:table-cell table:formula="of:=[.B11]*[.C4]/[.D22]" office:value-type="float" office:value="23.2036914963744" calcext:value-type="float">
            <text:p>23,2036914963744</text:p>
          </table:table-cell>
          <table:table-cell table:formula="of:=[.B11]*[.E4]/[.D22]" office:value-type="float" office:value="13.3993148077655" calcext:value-type="float">
            <text:p>13,3993148077655</text:p>
          </table:table-cell>
          <table:table-cell table:formula="of:=[.G4]*[.B11]/[.D22]" office:value-type="float" office:value="9.21202893033879" calcext:value-type="float">
            <text:p>9,21202893033879</text:p>
          </table:table-cell>
          <table:table-cell table:formula="of:=[.B11]*[.I4]/[.D22]" office:value-type="float" office:value="6.53400653400653" calcext:value-type="float">
            <text:p>6,53400653400653</text:p>
          </table:table-cell>
          <table:table-cell table:formula="of:=[.B11]*[.K4]/[.D22]" office:value-type="float" office:value="44.5945945945946" calcext:value-type="float">
            <text:p>44,5945945945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e2O3</text:p>
          </table:table-cell>
          <table:table-cell office:value-type="float" office:value="1.1806" calcext:value-type="float">
            <text:p>1,1806</text:p>
          </table:table-cell>
          <table:table-cell table:formula="of:=[.B12]*[.C4]/[.D22]" office:value-type="float" office:value="5.27356624917601" calcext:value-type="float">
            <text:p>5,27356624917601</text:p>
          </table:table-cell>
          <table:table-cell table:formula="of:=[.B12]*[.E4]/[.D22]" office:value-type="float" office:value="3.04529881994671" calcext:value-type="float">
            <text:p>3,04529881994671</text:p>
          </table:table-cell>
          <table:table-cell table:formula="of:=[.B12]*[.G4]/[.D22]" office:value-type="float" office:value="2.09364293871336" calcext:value-type="float">
            <text:p>2,09364293871336</text:p>
          </table:table-cell>
          <table:table-cell table:formula="of:=[.B12]*[.I4]/[.D22]" office:value-type="float" office:value="1.48500148500149" calcext:value-type="float">
            <text:p>1,48500148500149</text:p>
          </table:table-cell>
          <table:table-cell table:formula="of:=[.B12]*[.K4]/[.D22]" office:value-type="float" office:value="10.1351351351351" calcext:value-type="float">
            <text:p>10,13513513513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2O3</text:p>
          </table:table-cell>
          <table:table-cell office:value-type="float" office:value="0.70836" calcext:value-type="float">
            <text:p>0,70836</text:p>
          </table:table-cell>
          <table:table-cell table:formula="of:=[.B13]*[.C4]/[.D22]" office:value-type="float" office:value="3.1641397495056" calcext:value-type="float">
            <text:p>3,1641397495056</text:p>
          </table:table-cell>
          <table:table-cell table:formula="of:=[.B13]*[.E4]/[.D22]" office:value-type="float" office:value="1.82717929196802" calcext:value-type="float">
            <text:p>1,82717929196802</text:p>
          </table:table-cell>
          <table:table-cell table:formula="of:=[.B13]*[.G4]/[.D22]" office:value-type="float" office:value="1.25618576322802" calcext:value-type="float">
            <text:p>1,25618576322802</text:p>
          </table:table-cell>
          <table:table-cell table:formula="of:=[.I4]*[.B13]/[.D22]" office:value-type="float" office:value="0.891000891000891" calcext:value-type="float">
            <text:p>0,891000891000891</text:p>
          </table:table-cell>
          <table:table-cell table:formula="of:=[.B13]*[.K4]/[.D22]" office:value-type="float" office:value="6.08108108108108" calcext:value-type="float">
            <text:p>6,08108108108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gO</text:p>
          </table:table-cell>
          <table:table-cell office:value-type="float" office:value="0.70836" calcext:value-type="float">
            <text:p>0,70836</text:p>
          </table:table-cell>
          <table:table-cell table:formula="of:=[.B14]*[.C4]/[.D22]" office:value-type="float" office:value="3.1641397495056" calcext:value-type="float">
            <text:p>3,1641397495056</text:p>
          </table:table-cell>
          <table:table-cell table:formula="of:=[.B14]*[.E4]/[.D22]" office:value-type="float" office:value="1.82717929196802" calcext:value-type="float">
            <text:p>1,82717929196802</text:p>
          </table:table-cell>
          <table:table-cell table:formula="of:=[.B14]*[.G4]/[.D22]" office:value-type="float" office:value="1.25618576322802" calcext:value-type="float">
            <text:p>1,25618576322802</text:p>
          </table:table-cell>
          <table:table-cell table:formula="of:=[.B14]*[.I4]/[.D22]" office:value-type="float" office:value="0.891000891000891" calcext:value-type="float">
            <text:p>0,891000891000891</text:p>
          </table:table-cell>
          <table:table-cell table:formula="of:=[.B14]*[.K4]/[.D22]" office:value-type="float" office:value="6.08108108108108" calcext:value-type="float">
            <text:p>6,08108108108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3</text:p>
          </table:table-cell>
          <table:table-cell office:value-type="float" office:value="0.70836" calcext:value-type="float">
            <text:p>0,70836</text:p>
          </table:table-cell>
          <table:table-cell table:formula="of:=[.B15]*[.C4]/[.D22]" office:value-type="float" office:value="3.1641397495056" calcext:value-type="float">
            <text:p>3,1641397495056</text:p>
          </table:table-cell>
          <table:table-cell table:formula="of:=[.B15]*[.E4]/[.D22]" office:value-type="float" office:value="1.82717929196802" calcext:value-type="float">
            <text:p>1,82717929196802</text:p>
          </table:table-cell>
          <table:table-cell table:formula="of:=[.B15]*[.G4]/[.D22]" office:value-type="float" office:value="1.25618576322802" calcext:value-type="float">
            <text:p>1,25618576322802</text:p>
          </table:table-cell>
          <table:table-cell table:formula="of:=[.B15]*[.I4]/[.D22]" office:value-type="float" office:value="0.891000891000891" calcext:value-type="float">
            <text:p>0,891000891000891</text:p>
          </table:table-cell>
          <table:table-cell table:formula="of:=[.B15]*[.K4]/[.D22]" office:value-type="float" office:value="6.08108108108108" calcext:value-type="float">
            <text:p>6,081081081081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2O</text:p>
          </table:table-cell>
          <table:table-cell office:value-type="float" office:value="0.16528" calcext:value-type="float">
            <text:p>0,16528</text:p>
          </table:table-cell>
          <table:table-cell table:formula="of:=[.B16]*[.C4]/[.D22]" office:value-type="float" office:value="0.738281407474005" calcext:value-type="float">
            <text:p>0,738281407474005</text:p>
          </table:table-cell>
          <table:table-cell table:formula="of:=[.B16]*[.E4]/[.D22]" office:value-type="float" office:value="0.426331516992031" calcext:value-type="float">
            <text:p>0,426331516992031</text:p>
          </table:table-cell>
          <table:table-cell table:formula="of:=[.B16]*[.G4]/[.D22]" office:value-type="float" office:value="0.293102917932021" calcext:value-type="float">
            <text:p>0,293102917932021</text:p>
          </table:table-cell>
          <table:table-cell table:formula="of:=[.B16]*[.I4]/[.D22]" office:value-type="float" office:value="0.20789517655518" calcext:value-type="float">
            <text:p>0,20789517655518</text:p>
          </table:table-cell>
          <table:table-cell table:formula="of:=[.B16]*[.K4]/[.D22]" office:value-type="float" office:value="1.4188845799891" calcext:value-type="float">
            <text:p>1,41888457998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2O</text:p>
          </table:table-cell>
          <table:table-cell office:value-type="float" office:value="0.07084" calcext:value-type="float">
            <text:p>0,07084</text:p>
          </table:table-cell>
          <table:table-cell table:formula="of:=[.B17]*[.C4]/[.D22]" office:value-type="float" office:value="0.316431842361196" calcext:value-type="float">
            <text:p>0,316431842361196</text:p>
          </table:table-cell>
          <table:table-cell table:formula="of:=[.B17]*[.E4]/[.D22]" office:value-type="float" office:value="0.18272824699731" calcext:value-type="float">
            <text:p>0,18272824699731</text:p>
          </table:table-cell>
          <table:table-cell table:formula="of:=[.B17]*[.G4]/[.D22]" office:value-type="float" office:value="0.125625669810651" calcext:value-type="float">
            <text:p>0,125625669810651</text:p>
          </table:table-cell>
          <table:table-cell table:formula="of:=[.B17]*[.I4]/[.D22]" office:value-type="float" office:value="0.0891051204451171" calcext:value-type="float">
            <text:p>0,089105120445117</text:p>
          </table:table-cell>
          <table:table-cell table:formula="of:=[.B17]*[.K4]/[.D22]" office:value-type="float" office:value="0.608142447037924" calcext:value-type="float">
            <text:p>0,6081424470379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mento total</text:p>
          </table:table-cell>
          <table:table-cell table:formula="of:=SUM([.B11:.B17])" office:value-type="float" office:value="8.73644" calcext:value-type="float">
            <text:p>8,73644</text:p>
          </table:table-cell>
          <table:table-cell table:formula="of:=SUM([.C11:.C17])" office:value-type="float" office:value="39.0243902439024" calcext:value-type="float">
            <text:p>39,0243902439024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rena total</text:p>
          </table:table-cell>
          <table:table-cell office:value-type="float" office:value="79.80856" calcext:value-type="float">
            <text:p>79,8085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emento total</text:p>
          </table:table-cell>
          <table:table-cell table:formula="of:=[.B11]+[.B12]+[.B13]+[.B14]+[.B15]+[.B16]+[.B17]" office:value-type="float" office:value="8.73644" calcext:value-type="float">
            <text:p>8,7364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gua</text:p>
          </table:table-cell>
          <table:table-cell office:value-type="float" office:value="11.455" calcext:value-type="float">
            <text:p>11,455</text:p>
          </table:table-cell>
          <table:table-cell/>
          <table:table-cell table:style-name="ce24" table:number-columns-repeated="4"/>
          <table:table-cell table:number-columns-repeated="6"/>
        </table:table-row>
        <table:table-row table:style-name="ro1">
          <table:table-cell table:number-columns-repeated="5"/>
          <table:table-cell table:style-name="ce24" table:number-columns-repeated="4"/>
          <table:table-cell table:number-columns-repeated="6"/>
        </table:table-row>
        <table:table-row table:style-name="ro1">
          <table:table-cell table:style-name="ce21" office:value-type="string" calcext:value-type="string" table:number-columns-spanned="2" table:number-rows-spanned="1">
            <text:p>dimensiones mortero 1</text:p>
          </table:table-cell>
          <table:covered-table-cell table:style-name="ce22"/>
          <table:table-cell table:style-name="ce22" table:number-columns-repeated="2"/>
          <table:table-cell/>
          <table:table-cell table:style-name="ce25" office:value-type="string" calcext:value-type="string" table:number-columns-spanned="2" table:number-rows-spanned="1">
            <text:p>dimensiones mortero 2</text:p>
          </table:table-cell>
          <table:covered-table-cell table:style-name="ce26"/>
          <table:table-cell table:style-name="ce26" table:number-columns-repeated="2"/>
          <table:table-cell/>
          <table:table-cell table:style-name="ce30" office:value-type="string" calcext:value-type="string" table:number-columns-spanned="2" table:number-rows-spanned="1">
            <text:p>dimensiones mortero 3</text:p>
          </table:table-cell>
          <table:covered-table-cell table:style-name="ce30"/>
          <table:table-cell table:style-name="ce30" table:number-columns-repeated="2"/>
          <table:table-cell/>
        </table:table-row>
        <table:table-row table:style-name="ro1">
          <table:table-cell table:style-name="ce22" office:value-type="float" office:value="11" calcext:value-type="float">
            <text:p>11</text:p>
          </table:table-cell>
          <table:table-cell table:style-name="ce22" table:number-columns-repeated="3"/>
          <table:table-cell/>
          <table:table-cell table:style-name="ce26" office:value-type="float" office:value="21" calcext:value-type="float">
            <text:p>21</text:p>
          </table:table-cell>
          <table:table-cell table:style-name="ce26" table:number-columns-repeated="3"/>
          <table:table-cell/>
          <table:table-cell table:style-name="ce30" office:value-type="float" office:value="31" calcext:value-type="float">
            <text:p>31</text:p>
          </table:table-cell>
          <table:table-cell table:style-name="ce30" table:number-columns-repeated="3"/>
          <table:table-cell/>
        </table:table-row>
        <table:table-row table:style-name="ro1"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masa</text:p>
          </table:table-cell>
          <table:table-cell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H</text:p>
          </table:table-cell>
          <table:table-cell table:style-name="ce26" office:value-type="string" calcext:value-type="string">
            <text:p>masa</text:p>
          </table:table-cell>
          <table:table-cell/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masa</text:p>
          </table:table-cell>
          <table:table-cell/>
        </table:table-row>
        <table:table-row table:style-name="ro1">
          <table:table-cell table:style-name="ce22" table:formula="of:=(8.86+9.03+9.16+8.71)/4" office:value-type="float" office:value="8.94" calcext:value-type="float">
            <text:p>8,94</text:p>
          </table:table-cell>
          <table:table-cell table:style-name="ce22" table:formula="of:=(96.47+96.47)/2" office:value-type="float" office:value="96.47" calcext:value-type="float">
            <text:p>96,47</text:p>
          </table:table-cell>
          <table:table-cell table:style-name="ce22" table:formula="of:=(96.66+97.45)/2" office:value-type="float" office:value="97.055" calcext:value-type="float">
            <text:p>97,055</text:p>
          </table:table-cell>
          <table:table-cell table:style-name="ce22" office:value-type="float" office:value="136.28" calcext:value-type="float">
            <text:p>136,28</text:p>
          </table:table-cell>
          <table:table-cell/>
          <table:table-cell table:style-name="ce26" table:formula="of:=(7.57+9.57+9.74+8.51)/4" office:value-type="float" office:value="8.8475" calcext:value-type="float">
            <text:p>8,8475</text:p>
          </table:table-cell>
          <table:table-cell table:style-name="ce26" table:formula="of:=(95.18+95.23)/2" office:value-type="float" office:value="95.205" calcext:value-type="float">
            <text:p>95,205</text:p>
          </table:table-cell>
          <table:table-cell table:style-name="ce26" table:formula="of:=(97.6+97.06)/2" office:value-type="float" office:value="97.33" calcext:value-type="float">
            <text:p>97,33</text:p>
          </table:table-cell>
          <table:table-cell table:style-name="ce26" office:value-type="float" office:value="149.35" calcext:value-type="float">
            <text:p>149,35</text:p>
          </table:table-cell>
          <table:table-cell/>
          <table:table-cell table:style-name="ce30" table:formula="of:=(9.75+9.62+9.35+8.61)/4" office:value-type="float" office:value="9.3325" calcext:value-type="float">
            <text:p>9,3325</text:p>
          </table:table-cell>
          <table:table-cell table:style-name="ce30" table:formula="of:=(95.83+97.12)/2" office:value-type="float" office:value="96.475" calcext:value-type="float">
            <text:p>96,475</text:p>
          </table:table-cell>
          <table:table-cell table:style-name="ce30" table:formula="of:=(98.25+98.2)/2" office:value-type="float" office:value="98.225" calcext:value-type="float">
            <text:p>98,225</text:p>
          </table:table-cell>
          <table:table-cell table:style-name="ce30" office:value-type="float" office:value="148.71" calcext:value-type="float">
            <text:p>148,71</text:p>
          </table:table-cell>
          <table:table-cell/>
        </table:table-row>
        <table:table-row table:style-name="ro1">
          <table:table-cell table:style-name="ce22" office:value-type="float" office:value="12" calcext:value-type="float">
            <text:p>12</text:p>
          </table:table-cell>
          <table:table-cell table:style-name="ce22" table:number-columns-repeated="3"/>
          <table:table-cell/>
          <table:table-cell table:style-name="ce26" office:value-type="float" office:value="22" calcext:value-type="float">
            <text:p>22</text:p>
          </table:table-cell>
          <table:table-cell table:style-name="ce26" table:number-columns-repeated="3"/>
          <table:table-cell/>
          <table:table-cell table:style-name="ce30" office:value-type="float" office:value="32" calcext:value-type="float">
            <text:p>32</text:p>
          </table:table-cell>
          <table:table-cell table:style-name="ce30" table:number-columns-repeated="3"/>
          <table:table-cell/>
        </table:table-row>
        <table:table-row table:style-name="ro1"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masa</text:p>
          </table:table-cell>
          <table:table-cell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H</text:p>
          </table:table-cell>
          <table:table-cell table:style-name="ce26"/>
          <table:table-cell/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masa</text:p>
          </table:table-cell>
          <table:table-cell/>
        </table:table-row>
        <table:table-row table:style-name="ro1">
          <table:table-cell table:style-name="ce22" table:formula="of:=(8.58+9.65+9.59+9.37)/4" office:value-type="float" office:value="9.2975" calcext:value-type="float">
            <text:p>9,2975</text:p>
          </table:table-cell>
          <table:table-cell table:style-name="ce22" table:formula="of:=(96.36+96.81)/2" office:value-type="float" office:value="96.585" calcext:value-type="float">
            <text:p>96,585</text:p>
          </table:table-cell>
          <table:table-cell table:style-name="ce22" table:formula="of:=(96.84+97.14)/2" office:value-type="float" office:value="96.99" calcext:value-type="float">
            <text:p>96,99</text:p>
          </table:table-cell>
          <table:table-cell table:style-name="ce22" office:value-type="float" office:value="142.01" calcext:value-type="float">
            <text:p>142,01</text:p>
          </table:table-cell>
          <table:table-cell/>
          <table:table-cell table:style-name="ce26" table:formula="of:=(9.55+9.09+9.91+9.75)/4" office:value-type="float" office:value="9.575" calcext:value-type="float">
            <text:p>9,575</text:p>
          </table:table-cell>
          <table:table-cell table:style-name="ce26" table:formula="of:=(95.64+96.24)/2" office:value-type="float" office:value="95.94" calcext:value-type="float">
            <text:p>95,94</text:p>
          </table:table-cell>
          <table:table-cell table:style-name="ce26" table:formula="of:=(97.42+97.53)/2" office:value-type="float" office:value="97.475" calcext:value-type="float">
            <text:p>97,475</text:p>
          </table:table-cell>
          <table:table-cell table:style-name="ce26" office:value-type="float" office:value="157.36" calcext:value-type="float">
            <text:p>157,36</text:p>
          </table:table-cell>
          <table:table-cell/>
          <table:table-cell table:style-name="ce30" table:formula="of:=(9.68+11.63+9.29+9.54)/4" office:value-type="float" office:value="10.035" calcext:value-type="float">
            <text:p>10,035</text:p>
          </table:table-cell>
          <table:table-cell table:style-name="ce30" table:formula="of:=(95.28+95.77)/2" office:value-type="float" office:value="95.525" calcext:value-type="float">
            <text:p>95,525</text:p>
          </table:table-cell>
          <table:table-cell table:style-name="ce30" table:formula="of:=(96.72+96.4)/2" office:value-type="float" office:value="96.56" calcext:value-type="float">
            <text:p>96,56</text:p>
          </table:table-cell>
          <table:table-cell table:style-name="ce30" office:value-type="float" office:value="150.32" calcext:value-type="float">
            <text:p>150,32</text:p>
          </table:table-cell>
          <table:table-cell/>
        </table:table-row>
        <table:table-row table:style-name="ro1">
          <table:table-cell table:style-name="ce22" office:value-type="float" office:value="13" calcext:value-type="float">
            <text:p>13</text:p>
          </table:table-cell>
          <table:table-cell table:style-name="ce22" table:number-columns-repeated="3"/>
          <table:table-cell/>
          <table:table-cell table:style-name="ce26" office:value-type="float" office:value="23" calcext:value-type="float">
            <text:p>23</text:p>
          </table:table-cell>
          <table:table-cell table:style-name="ce26" table:number-columns-repeated="3"/>
          <table:table-cell/>
          <table:table-cell table:style-name="ce30" office:value-type="float" office:value="33" calcext:value-type="float">
            <text:p>33</text:p>
          </table:table-cell>
          <table:table-cell table:style-name="ce30" table:number-columns-repeated="3"/>
          <table:table-cell/>
        </table:table-row>
        <table:table-row table:style-name="ro1"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masa</text:p>
          </table:table-cell>
          <table:table-cell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H</text:p>
          </table:table-cell>
          <table:table-cell table:style-name="ce26"/>
          <table:table-cell/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masa</text:p>
          </table:table-cell>
          <table:table-cell/>
        </table:table-row>
        <table:table-row table:style-name="ro1">
          <table:table-cell table:style-name="ce22" table:formula="of:=(8+9.67+10.67+10.18)/4" office:value-type="float" office:value="9.63" calcext:value-type="float">
            <text:p>9,63</text:p>
          </table:table-cell>
          <table:table-cell table:style-name="ce22" table:formula="of:=(95.79+95.46)/2" office:value-type="float" office:value="95.625" calcext:value-type="float">
            <text:p>95,625</text:p>
          </table:table-cell>
          <table:table-cell table:style-name="ce22" table:formula="of:=(97.26+95.72)/2" office:value-type="float" office:value="96.49" calcext:value-type="float">
            <text:p>96,49</text:p>
          </table:table-cell>
          <table:table-cell table:style-name="ce22" office:value-type="float" office:value="145.92" calcext:value-type="float">
            <text:p>145,92</text:p>
          </table:table-cell>
          <table:table-cell/>
          <table:table-cell table:style-name="ce26" table:formula="of:=(9.23+9.95+9.56+9.269)/4" office:value-type="float" office:value="9.50225" calcext:value-type="float">
            <text:p>9,50225</text:p>
          </table:table-cell>
          <table:table-cell table:style-name="ce26" table:formula="of:=(96.15+94.93)/2" office:value-type="float" office:value="95.54" calcext:value-type="float">
            <text:p>95,54</text:p>
          </table:table-cell>
          <table:table-cell table:style-name="ce26" table:formula="of:=(97.42+97.22)/2" office:value-type="float" office:value="97.32" calcext:value-type="float">
            <text:p>97,32</text:p>
          </table:table-cell>
          <table:table-cell table:style-name="ce26" office:value-type="float" office:value="151.53" calcext:value-type="float">
            <text:p>151,53</text:p>
          </table:table-cell>
          <table:table-cell/>
          <table:table-cell table:style-name="ce30" table:formula="of:=(9.49+9.17+9.16+9.25)/4" office:value-type="float" office:value="9.2675" calcext:value-type="float">
            <text:p>9,2675</text:p>
          </table:table-cell>
          <table:table-cell table:style-name="ce30" table:formula="of:=(94.63+95.21)/2" office:value-type="float" office:value="94.92" calcext:value-type="float">
            <text:p>94,92</text:p>
          </table:table-cell>
          <table:table-cell table:style-name="ce30" table:formula="of:=(96.13+96.4)/2" office:value-type="float" office:value="96.265" calcext:value-type="float">
            <text:p>96,265</text:p>
          </table:table-cell>
          <table:table-cell table:style-name="ce30" office:value-type="float" office:value="139.83" calcext:value-type="float">
            <text:p>139,83</text:p>
          </table:table-cell>
          <table:table-cell/>
        </table:table-row>
        <table:table-row table:style-name="ro1">
          <table:table-cell table:style-name="ce22" office:value-type="float" office:value="14" calcext:value-type="float">
            <text:p>14</text:p>
          </table:table-cell>
          <table:table-cell table:style-name="ce22" table:number-columns-repeated="3"/>
          <table:table-cell/>
          <table:table-cell table:style-name="ce26" office:value-type="float" office:value="24" calcext:value-type="float">
            <text:p>24</text:p>
          </table:table-cell>
          <table:table-cell table:style-name="ce26" table:number-columns-repeated="3"/>
          <table:table-cell/>
          <table:table-cell table:style-name="ce30" office:value-type="float" office:value="34" calcext:value-type="float">
            <text:p>34</text:p>
          </table:table-cell>
          <table:table-cell table:style-name="ce30" table:number-columns-repeated="3"/>
          <table:table-cell/>
        </table:table-row>
        <table:table-row table:style-name="ro1"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masa</text:p>
          </table:table-cell>
          <table:table-cell/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W</text:p>
          </table:table-cell>
          <table:table-cell table:style-name="ce26" office:value-type="string" calcext:value-type="string">
            <text:p>H</text:p>
          </table:table-cell>
          <table:table-cell table:style-name="ce26"/>
          <table:table-cell/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W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masa</text:p>
          </table:table-cell>
          <table:table-cell/>
        </table:table-row>
        <table:table-row table:style-name="ro1">
          <table:table-cell table:style-name="ce22" table:formula="of:=(9.34+8.96+10.16+8.63)/4" office:value-type="float" office:value="9.2725" calcext:value-type="float">
            <text:p>9,2725</text:p>
          </table:table-cell>
          <table:table-cell table:style-name="ce22" table:formula="of:=(95.81+95.85)/2" office:value-type="float" office:value="95.83" calcext:value-type="float">
            <text:p>95,83</text:p>
          </table:table-cell>
          <table:table-cell table:style-name="ce22" table:formula="of:=(97.36+97.04)/2" office:value-type="float" office:value="97.2" calcext:value-type="float">
            <text:p>97,2</text:p>
          </table:table-cell>
          <table:table-cell table:style-name="ce22" office:value-type="float" office:value="138.57" calcext:value-type="float">
            <text:p>138,57</text:p>
          </table:table-cell>
          <table:table-cell/>
          <table:table-cell table:style-name="ce26" table:formula="of:=(8.71+9.49+9.21+6.9)/4" office:value-type="float" office:value="8.5775" calcext:value-type="float">
            <text:p>8,5775</text:p>
          </table:table-cell>
          <table:table-cell table:style-name="ce26" table:formula="of:=(95.77+95.28)/2" office:value-type="float" office:value="95.525" calcext:value-type="float">
            <text:p>95,525</text:p>
          </table:table-cell>
          <table:table-cell table:style-name="ce26" table:formula="of:=(97.57+97.94)/2" office:value-type="float" office:value="97.755" calcext:value-type="float">
            <text:p>97,755</text:p>
          </table:table-cell>
          <table:table-cell table:style-name="ce26" office:value-type="float" office:value="136.97" calcext:value-type="float">
            <text:p>136,97</text:p>
          </table:table-cell>
          <table:table-cell/>
          <table:table-cell table:style-name="ce30" table:formula="of:=(8.52+9.49+9.16+9.72)/4" office:value-type="float" office:value="9.2225" calcext:value-type="float">
            <text:p>9,2225</text:p>
          </table:table-cell>
          <table:table-cell table:style-name="ce30" table:formula="of:=(95.26+95.5)/2" office:value-type="float" office:value="95.38" calcext:value-type="float">
            <text:p>95,38</text:p>
          </table:table-cell>
          <table:table-cell table:style-name="ce30" table:formula="of:=(98.64+98.34)/2" office:value-type="float" office:value="98.49" calcext:value-type="float">
            <text:p>98,49</text:p>
          </table:table-cell>
          <table:table-cell table:style-name="ce30" office:value-type="float" office:value="133.72" calcext:value-type="float">
            <text:p>133,72</text:p>
          </table:table-cell>
          <table:table-cell/>
        </table:table-row>
        <table:table-row table:style-name="ro1" table:number-rows-repeated="2">
          <table:table-cell table:style-name="ce22" table:number-columns-repeated="4"/>
          <table:table-cell/>
          <table:table-cell table:style-name="ce26" table:number-columns-repeated="4"/>
          <table:table-cell/>
          <table:table-cell table:style-name="ce30" table:number-columns-repeated="4"/>
          <table:table-cell/>
        </table:table-row>
        <table:table-row table:style-name="ro1">
          <table:table-cell table:style-name="ce22" office:value-type="string" calcext:value-type="string">
            <text:p>D promedio</text:p>
          </table:table-cell>
          <table:table-cell table:style-name="ce22" office:value-type="string" calcext:value-type="string">
            <text:p>W promedio</text:p>
          </table:table-cell>
          <table:table-cell table:style-name="ce22" office:value-type="string" calcext:value-type="string">
            <text:p>H promedio</text:p>
          </table:table-cell>
          <table:table-cell table:style-name="ce22" office:value-type="string" calcext:value-type="string">
            <text:p>masa promedio</text:p>
          </table:table-cell>
          <table:table-cell/>
          <table:table-cell table:style-name="ce26" office:value-type="string" calcext:value-type="string">
            <text:p>D promedio</text:p>
          </table:table-cell>
          <table:table-cell table:style-name="ce26" office:value-type="string" calcext:value-type="string">
            <text:p>W promedio</text:p>
          </table:table-cell>
          <table:table-cell table:style-name="ce26" office:value-type="string" calcext:value-type="string">
            <text:p>H promedio</text:p>
          </table:table-cell>
          <table:table-cell table:style-name="ce26" office:value-type="string" calcext:value-type="string">
            <text:p>masa promedio</text:p>
          </table:table-cell>
          <table:table-cell/>
          <table:table-cell table:style-name="ce30" office:value-type="string" calcext:value-type="string">
            <text:p>D promedio</text:p>
          </table:table-cell>
          <table:table-cell table:style-name="ce30" office:value-type="string" calcext:value-type="string">
            <text:p>W promedio</text:p>
          </table:table-cell>
          <table:table-cell table:style-name="ce30" office:value-type="string" calcext:value-type="string">
            <text:p>H promedio</text:p>
          </table:table-cell>
          <table:table-cell table:style-name="ce30" office:value-type="string" calcext:value-type="string">
            <text:p>masa promedio</text:p>
          </table:table-cell>
          <table:table-cell/>
        </table:table-row>
        <table:table-row table:style-name="ro1">
          <table:table-cell table:style-name="ce22" table:formula="of:=([.A28]+[.A31]+[.A34]+[.A37])/4" office:value-type="float" office:value="9.285" calcext:value-type="float">
            <text:p>9,285</text:p>
          </table:table-cell>
          <table:table-cell table:style-name="ce22" table:formula="of:=([.B28]+[.B31]+[.B34]+[.B37])/4" office:value-type="float" office:value="96.1275" calcext:value-type="float">
            <text:p>96,1275</text:p>
          </table:table-cell>
          <table:table-cell table:style-name="ce22" table:formula="of:=([.C28]+[.C31]+[.C34]+[.C37])/4" office:value-type="float" office:value="96.93375" calcext:value-type="float">
            <text:p>96,93375</text:p>
          </table:table-cell>
          <table:table-cell table:style-name="ce22" table:formula="of:=([.D28]+[.D31]+[.D34]+[.D37])/4" office:value-type="float" office:value="140.695" calcext:value-type="float">
            <text:p>140,695</text:p>
          </table:table-cell>
          <table:table-cell/>
          <table:table-cell table:style-name="ce26" table:formula="of:=([.F28]+[.F31]+[.F34]+[.F37])/4" office:value-type="float" office:value="9.1255625" calcext:value-type="float">
            <text:p>9,1255625</text:p>
          </table:table-cell>
          <table:table-cell table:style-name="ce26" table:formula="of:=([.G28]+[.G31]+[.G34]+[.G37])/4" office:value-type="float" office:value="95.5525" calcext:value-type="float">
            <text:p>95,5525</text:p>
          </table:table-cell>
          <table:table-cell table:style-name="ce26" table:formula="of:=([.H28]+[.H31]+[.H34]+[.H37])/4" office:value-type="float" office:value="97.47" calcext:value-type="float">
            <text:p>97,47</text:p>
          </table:table-cell>
          <table:table-cell table:style-name="ce26" table:formula="of:=([.I28]+[.I31]+[.I34]+[.I37])/4" office:value-type="float" office:value="148.8025" calcext:value-type="float">
            <text:p>148,8025</text:p>
          </table:table-cell>
          <table:table-cell/>
          <table:table-cell table:style-name="ce30" table:formula="of:=([.K28]+[.K31]+[.K34]+[.K37])/4" office:value-type="float" office:value="9.464375" calcext:value-type="float">
            <text:p>9,464375</text:p>
          </table:table-cell>
          <table:table-cell table:style-name="ce30" table:formula="of:=([.L28]+[.L31]+[.L34]+[.L37])/4" office:value-type="float" office:value="95.575" calcext:value-type="float">
            <text:p>95,575</text:p>
          </table:table-cell>
          <table:table-cell table:style-name="ce30" table:formula="of:=([.M28]+[.M31]+[.M34]+[.M37])/4" office:value-type="float" office:value="97.385" calcext:value-type="float">
            <text:p>97,385</text:p>
          </table:table-cell>
          <table:table-cell table:style-name="ce30" table:formula="of:=([.N28]+[.N31]+[.N34]+[.N37])/4" office:value-type="float" office:value="143.145" calcext:value-type="float">
            <text:p>143,145</text:p>
          </table:table-cell>
          <table:table-cell/>
        </table:table-row>
        <table:table-row table:style-name="ro1">
          <table:table-cell table:style-name="ce22" table:formula="of:=[.A41]/10" office:value-type="float" office:value="0.9285" calcext:value-type="float">
            <text:p>0,9285</text:p>
          </table:table-cell>
          <table:table-cell table:style-name="ce22" table:formula="of:=[.B41]/10" office:value-type="float" office:value="9.61275" calcext:value-type="float">
            <text:p>9,61275</text:p>
          </table:table-cell>
          <table:table-cell table:style-name="ce22" table:formula="of:=[.C41]/10" office:value-type="float" office:value="9.693375" calcext:value-type="float">
            <text:p>9,693375</text:p>
          </table:table-cell>
          <table:table-cell table:style-name="ce22"/>
          <table:table-cell/>
          <table:table-cell table:style-name="ce26" table:formula="of:=[.F41]/10" office:value-type="float" office:value="0.91255625" calcext:value-type="float">
            <text:p>0,91255625</text:p>
          </table:table-cell>
          <table:table-cell table:style-name="ce26" table:formula="of:=[.G41]/10" office:value-type="float" office:value="9.55525" calcext:value-type="float">
            <text:p>9,55525</text:p>
          </table:table-cell>
          <table:table-cell table:style-name="ce26" table:formula="of:=[.H41]/10" office:value-type="float" office:value="9.747" calcext:value-type="float">
            <text:p>9,747</text:p>
          </table:table-cell>
          <table:table-cell table:style-name="ce26"/>
          <table:table-cell/>
          <table:table-cell table:style-name="ce30" table:formula="of:=[.K41]/10" office:value-type="float" office:value="0.9464375" calcext:value-type="float">
            <text:p>0,9464375</text:p>
          </table:table-cell>
          <table:table-cell table:style-name="ce30" table:formula="of:=[.L41]/10" office:value-type="float" office:value="9.5575" calcext:value-type="float">
            <text:p>9,5575</text:p>
          </table:table-cell>
          <table:table-cell table:style-name="ce30" table:formula="of:=[.M41]/10" office:value-type="float" office:value="9.7385" calcext:value-type="float">
            <text:p>9,7385</text:p>
          </table:table-cell>
          <table:table-cell table:style-name="ce30"/>
          <table:table-cell/>
        </table:table-row>
        <table:table-row table:style-name="ro1">
          <table:table-cell table:style-name="ce22" office:value-type="string" calcext:value-type="string">
            <text:p>densidad</text:p>
          </table:table-cell>
          <table:table-cell table:style-name="ce22" table:number-columns-repeated="3"/>
          <table:table-cell/>
          <table:table-cell table:style-name="ce26" office:value-type="string" calcext:value-type="string">
            <text:p>densidad</text:p>
          </table:table-cell>
          <table:table-cell table:style-name="ce26" table:number-columns-repeated="3"/>
          <table:table-cell/>
          <table:table-cell table:style-name="ce30" office:value-type="string" calcext:value-type="string">
            <text:p>densidad</text:p>
          </table:table-cell>
          <table:table-cell table:style-name="ce30" table:number-columns-repeated="3"/>
          <table:table-cell/>
        </table:table-row>
        <table:table-row table:style-name="ro1">
          <table:table-cell table:style-name="ce22" table:formula="of:=[.D41]/([.A42]*[.B42]*[.C42])" office:value-type="float" office:value="1.6262005130876" calcext:value-type="float">
            <text:p>1,6262005130876</text:p>
          </table:table-cell>
          <table:table-cell table:style-name="ce22" table:number-columns-repeated="3"/>
          <table:table-cell/>
          <table:table-cell table:style-name="ce26" table:formula="of:=[.I41]/([.F42]*[.G42]*[.H42])" office:value-type="float" office:value="1.75080413464407" calcext:value-type="float">
            <text:p>1,75080413464407</text:p>
          </table:table-cell>
          <table:table-cell table:style-name="ce26" table:number-columns-repeated="3"/>
          <table:table-cell/>
          <table:table-cell table:style-name="ce30" table:formula="of:=[.N41]/([.K42]*[.L42]*[.M42])" office:value-type="float" office:value="1.62497943046523" calcext:value-type="float">
            <text:p>1,62497943046523</text:p>
          </table:table-cell>
          <table:table-cell table:style-name="ce30" table:number-columns-repeated="3"/>
          <table:table-cell/>
        </table:table-row>
        <table:table-row table:style-name="ro1">
          <table:table-cell table:number-columns-repeated="5"/>
          <table:table-cell table:style-name="ce27" table:number-columns-repeated="4"/>
          <table:table-cell table:number-columns-repeated="6"/>
        </table:table-row>
        <table:table-row table:style-name="ro1">
          <table:table-cell table:style-name="ce23" office:value-type="string" calcext:value-type="string" table:number-columns-spanned="2" table:number-rows-spanned="1">
            <text:p>dimensiones mortero 4</text:p>
          </table:table-cell>
          <table:covered-table-cell table:style-name="ce23"/>
          <table:table-cell table:style-name="ce23" table:number-columns-repeated="2"/>
          <table:table-cell/>
          <table:table-cell table:style-name="ce28" office:value-type="string" calcext:value-type="string">
            <text:p>dimensiones mortero 5</text:p>
          </table:table-cell>
          <table:table-cell table:style-name="ce28" table:number-columns-repeated="3"/>
          <table:table-cell table:number-columns-repeated="6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table-cell table:style-name="ce23" table:number-columns-repeated="3"/>
          <table:table-cell/>
          <table:table-cell table:style-name="ce28" office:value-type="float" office:value="51" calcext:value-type="float">
            <text:p>51</text:p>
          </table:table-cell>
          <table:table-cell table:style-name="ce28" table:number-columns-repeated="3"/>
          <table:table-cell table:number-columns-repeated="6"/>
        </table:table-row>
        <table:table-row table:style-name="ro1"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masa</text:p>
          </table:table-cell>
          <table:table-cell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23" table:formula="of:=(9.38+9.98+10.2+9.41)/4" office:value-type="float" office:value="9.7425" calcext:value-type="float">
            <text:p>9,7425</text:p>
          </table:table-cell>
          <table:table-cell table:style-name="ce23" table:formula="of:=(95.57+95.63)/2" office:value-type="float" office:value="95.6" calcext:value-type="float">
            <text:p>95,6</text:p>
          </table:table-cell>
          <table:table-cell table:style-name="ce23" table:formula="of:=(97.74+98.04)/2" office:value-type="float" office:value="97.89" calcext:value-type="float">
            <text:p>97,89</text:p>
          </table:table-cell>
          <table:table-cell table:style-name="ce23" office:value-type="float" office:value="156.9" calcext:value-type="float">
            <text:p>156,9</text:p>
          </table:table-cell>
          <table:table-cell/>
          <table:table-cell table:style-name="ce28" table:formula="of:=(10.09+8.74+8.77+8.66)/4" office:value-type="float" office:value="9.065" calcext:value-type="float">
            <text:p>9,065</text:p>
          </table:table-cell>
          <table:table-cell table:style-name="ce28" table:formula="of:=(96.67+96.1)/2" office:value-type="float" office:value="96.385" calcext:value-type="float">
            <text:p>96,385</text:p>
          </table:table-cell>
          <table:table-cell table:style-name="ce28" table:formula="of:=(97.62+97.34)/2" office:value-type="float" office:value="97.48" calcext:value-type="float">
            <text:p>97,48</text:p>
          </table:table-cell>
          <table:table-cell table:style-name="ce28" office:value-type="float" office:value="136.58" calcext:value-type="float">
            <text:p>136,58</text:p>
          </table:table-cell>
          <table:table-cell table:number-columns-repeated="6"/>
        </table:table-row>
        <table:table-row table:style-name="ro1">
          <table:table-cell table:style-name="ce23" office:value-type="float" office:value="42" calcext:value-type="float">
            <text:p>42</text:p>
          </table:table-cell>
          <table:table-cell table:style-name="ce23" table:number-columns-repeated="3"/>
          <table:table-cell/>
          <table:table-cell table:style-name="ce28" office:value-type="float" office:value="52" calcext:value-type="float">
            <text:p>52</text:p>
          </table:table-cell>
          <table:table-cell table:style-name="ce28" table:number-columns-repeated="3"/>
          <table:table-cell table:number-columns-repeated="6"/>
        </table:table-row>
        <table:table-row table:style-name="ro1"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masa</text:p>
          </table:table-cell>
          <table:table-cell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23" table:formula="of:=(9.14+9.74+9.4+9.3)/4" office:value-type="float" office:value="9.395" calcext:value-type="float">
            <text:p>9,395</text:p>
          </table:table-cell>
          <table:table-cell table:style-name="ce23" table:formula="of:=(96.2+95.5)/2" office:value-type="float" office:value="95.85" calcext:value-type="float">
            <text:p>95,85</text:p>
          </table:table-cell>
          <table:table-cell table:style-name="ce23" table:formula="of:=(96.87+96.53)/2" office:value-type="float" office:value="96.7" calcext:value-type="float">
            <text:p>96,7</text:p>
          </table:table-cell>
          <table:table-cell table:style-name="ce23" office:value-type="float" office:value="145.96" calcext:value-type="float">
            <text:p>145,96</text:p>
          </table:table-cell>
          <table:table-cell/>
          <table:table-cell table:style-name="ce28" table:formula="of:=(8.5+9.3+8.87+8.44)/4" office:value-type="float" office:value="8.7775" calcext:value-type="float">
            <text:p>8,7775</text:p>
          </table:table-cell>
          <table:table-cell table:style-name="ce28" table:formula="of:=(96+96.42)/2" office:value-type="float" office:value="96.21" calcext:value-type="float">
            <text:p>96,21</text:p>
          </table:table-cell>
          <table:table-cell table:style-name="ce28" table:formula="of:=(96.6+96.46)/2" office:value-type="float" office:value="96.53" calcext:value-type="float">
            <text:p>96,53</text:p>
          </table:table-cell>
          <table:table-cell table:style-name="ce28" office:value-type="float" office:value="133.28" calcext:value-type="float">
            <text:p>133,28</text:p>
          </table:table-cell>
          <table:table-cell table:number-columns-repeated="6"/>
        </table:table-row>
        <table:table-row table:style-name="ro1">
          <table:table-cell table:style-name="ce23" office:value-type="float" office:value="43" calcext:value-type="float">
            <text:p>43</text:p>
          </table:table-cell>
          <table:table-cell table:style-name="ce23" table:number-columns-repeated="3"/>
          <table:table-cell/>
          <table:table-cell table:style-name="ce28" office:value-type="float" office:value="53" calcext:value-type="float">
            <text:p>53</text:p>
          </table:table-cell>
          <table:table-cell table:style-name="ce28" table:number-columns-repeated="3"/>
          <table:table-cell table:number-columns-repeated="6"/>
        </table:table-row>
        <table:table-row table:style-name="ro1"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masa</text:p>
          </table:table-cell>
          <table:table-cell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23" table:formula="of:=(10.79+10.94+9.02+9.01)/4" office:value-type="float" office:value="9.94" calcext:value-type="float">
            <text:p>9,94</text:p>
          </table:table-cell>
          <table:table-cell table:style-name="ce23" table:formula="of:=(95.79+95.89)/2" office:value-type="float" office:value="95.84" calcext:value-type="float">
            <text:p>95,84</text:p>
          </table:table-cell>
          <table:table-cell table:style-name="ce23" table:formula="of:=(96.57+96.93)/2" office:value-type="float" office:value="96.75" calcext:value-type="float">
            <text:p>96,75</text:p>
          </table:table-cell>
          <table:table-cell table:style-name="ce23" office:value-type="float" office:value="140.52" calcext:value-type="float">
            <text:p>140,52</text:p>
          </table:table-cell>
          <table:table-cell/>
          <table:table-cell table:style-name="ce28" table:formula="of:=(9.27+8.53+8.24+8.63)/4" office:value-type="float" office:value="8.6675" calcext:value-type="float">
            <text:p>8,6675</text:p>
          </table:table-cell>
          <table:table-cell table:style-name="ce28" table:formula="of:=(95.11+95.3)/2" office:value-type="float" office:value="95.205" calcext:value-type="float">
            <text:p>95,205</text:p>
          </table:table-cell>
          <table:table-cell table:style-name="ce28" table:formula="of:=(96.29+96.73)/2" office:value-type="float" office:value="96.51" calcext:value-type="float">
            <text:p>96,51</text:p>
          </table:table-cell>
          <table:table-cell table:style-name="ce28" office:value-type="float" office:value="128.12" calcext:value-type="float">
            <text:p>128,12</text:p>
          </table:table-cell>
          <table:table-cell table:number-columns-repeated="6"/>
        </table:table-row>
        <table:table-row table:style-name="ro1">
          <table:table-cell table:style-name="ce23" office:value-type="float" office:value="44" calcext:value-type="float">
            <text:p>44</text:p>
          </table:table-cell>
          <table:table-cell table:style-name="ce23" table:number-columns-repeated="3"/>
          <table:table-cell/>
          <table:table-cell table:style-name="ce28" office:value-type="float" office:value="54" calcext:value-type="float">
            <text:p>54</text:p>
          </table:table-cell>
          <table:table-cell table:style-name="ce28" table:number-columns-repeated="3"/>
          <table:table-cell table:number-columns-repeated="6"/>
        </table:table-row>
        <table:table-row table:style-name="ro1"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W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masa</text:p>
          </table:table-cell>
          <table:table-cell/>
          <table:table-cell table:style-name="ce28" office:value-type="string" calcext:value-type="string">
            <text:p>D</text:p>
          </table:table-cell>
          <table:table-cell table:style-name="ce28" office:value-type="string" calcext:value-type="string">
            <text:p>W</text:p>
          </table:table-cell>
          <table:table-cell table:style-name="ce28" office:value-type="string" calcext:value-type="string">
            <text:p>H</text:p>
          </table:table-cell>
          <table:table-cell table:style-name="ce28" office:value-type="string" calcext:value-type="string">
            <text:p>masa</text:p>
          </table:table-cell>
          <table:table-cell table:number-columns-repeated="6"/>
        </table:table-row>
        <table:table-row table:style-name="ro1">
          <table:table-cell table:style-name="ce23" table:formula="of:=(10.75+10.45+9.53+9.39)/4" office:value-type="float" office:value="10.03" calcext:value-type="float">
            <text:p>10,03</text:p>
          </table:table-cell>
          <table:table-cell table:style-name="ce23" table:formula="of:=(95.46+95.89)/2" office:value-type="float" office:value="95.675" calcext:value-type="float">
            <text:p>95,675</text:p>
          </table:table-cell>
          <table:table-cell table:style-name="ce23" table:formula="of:=(98.14+97.72)/2" office:value-type="float" office:value="97.93" calcext:value-type="float">
            <text:p>97,93</text:p>
          </table:table-cell>
          <table:table-cell table:style-name="ce23" office:value-type="float" office:value="147.33" calcext:value-type="float">
            <text:p>147,33</text:p>
          </table:table-cell>
          <table:table-cell/>
          <table:table-cell table:style-name="ce28" table:formula="of:=(8.69+9.21+9.12+8.77)/4" office:value-type="float" office:value="8.9475" calcext:value-type="float">
            <text:p>8,9475</text:p>
          </table:table-cell>
          <table:table-cell table:style-name="ce28" table:formula="of:=(95.77+96.93)/2" office:value-type="float" office:value="96.35" calcext:value-type="float">
            <text:p>96,35</text:p>
          </table:table-cell>
          <table:table-cell table:style-name="ce28" table:formula="of:=(96.7+96.77)/2" office:value-type="float" office:value="96.735" calcext:value-type="float">
            <text:p>96,735</text:p>
          </table:table-cell>
          <table:table-cell table:style-name="ce28" office:value-type="float" office:value="130.35" calcext:value-type="float">
            <text:p>130,35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D promedio</text:p>
          </table:table-cell>
          <table:table-cell table:style-name="ce23" office:value-type="string" calcext:value-type="string">
            <text:p>W promedio</text:p>
          </table:table-cell>
          <table:table-cell table:style-name="ce23" office:value-type="string" calcext:value-type="string">
            <text:p>H promedio</text:p>
          </table:table-cell>
          <table:table-cell table:style-name="ce23" office:value-type="string" calcext:value-type="string">
            <text:p>masa promedio</text:p>
          </table:table-cell>
          <table:table-cell/>
          <table:table-cell table:style-name="ce28" office:value-type="string" calcext:value-type="string">
            <text:p>D promedio</text:p>
          </table:table-cell>
          <table:table-cell table:style-name="ce28" office:value-type="string" calcext:value-type="string">
            <text:p>W promedio</text:p>
          </table:table-cell>
          <table:table-cell table:style-name="ce28" office:value-type="string" calcext:value-type="string">
            <text:p>H promedio</text:p>
          </table:table-cell>
          <table:table-cell table:style-name="ce28" office:value-type="string" calcext:value-type="string">
            <text:p>masa promedio</text:p>
          </table:table-cell>
          <table:table-cell table:number-columns-repeated="6"/>
        </table:table-row>
        <table:table-row table:style-name="ro1">
          <table:table-cell table:style-name="ce23" table:formula="of:=([.A49]+[.A52]+[.A55]+[.A58])/4" office:value-type="float" office:value="9.776875" calcext:value-type="float">
            <text:p>9,776875</text:p>
          </table:table-cell>
          <table:table-cell table:style-name="ce23" table:formula="of:=([.B49]+[.B52]+[.B55]+[.B58])/4" office:value-type="float" office:value="95.74125" calcext:value-type="float">
            <text:p>95,74125</text:p>
          </table:table-cell>
          <table:table-cell table:style-name="ce23" table:formula="of:=([.C49]+[.C52]+[.C55]+[.C58])/4" office:value-type="float" office:value="97.3175" calcext:value-type="float">
            <text:p>97,3175</text:p>
          </table:table-cell>
          <table:table-cell table:style-name="ce23" table:formula="of:=([.D49]+[.D52]+[.D55]+[.D58])/4" office:value-type="float" office:value="147.6775" calcext:value-type="float">
            <text:p>147,6775</text:p>
          </table:table-cell>
          <table:table-cell/>
          <table:table-cell table:style-name="ce29" table:formula="of:=([.F49]+[.F52]+[.F55]+[.F58])/4" office:value-type="float" office:value="8.864375" calcext:value-type="float">
            <text:p>8,864375</text:p>
          </table:table-cell>
          <table:table-cell table:style-name="ce28" table:formula="of:=([.G49]+[.G52]+[.G55]+[.G58])/4" office:value-type="float" office:value="96.0375" calcext:value-type="float">
            <text:p>96,0375</text:p>
          </table:table-cell>
          <table:table-cell table:style-name="ce28" table:formula="of:=([.H49]+[.H52]+[.H55]+[.H58])/4" office:value-type="float" office:value="96.81375" calcext:value-type="float">
            <text:p>96,81375</text:p>
          </table:table-cell>
          <table:table-cell table:style-name="ce28" table:formula="of:=([.I49]+[.I52]+[.I55]+[.I58])/4" office:value-type="float" office:value="132.0825" calcext:value-type="float">
            <text:p>132,0825</text:p>
          </table:table-cell>
          <table:table-cell table:number-columns-repeated="6"/>
        </table:table-row>
        <table:table-row table:style-name="ro1">
          <table:table-cell table:style-name="ce23" table:formula="of:=[.A60]/10" office:value-type="float" office:value="0.9776875" calcext:value-type="float">
            <text:p>0,9776875</text:p>
          </table:table-cell>
          <table:table-cell table:style-name="ce23" table:formula="of:=[.B60]/10" office:value-type="float" office:value="9.574125" calcext:value-type="float">
            <text:p>9,574125</text:p>
          </table:table-cell>
          <table:table-cell table:style-name="ce23" table:formula="of:=[.C60]/10" office:value-type="float" office:value="9.73175" calcext:value-type="float">
            <text:p>9,73175</text:p>
          </table:table-cell>
          <table:table-cell table:style-name="ce23"/>
          <table:table-cell/>
          <table:table-cell table:style-name="ce28" table:formula="of:=[.F60]/10" office:value-type="float" office:value="0.8864375" calcext:value-type="float">
            <text:p>0,8864375</text:p>
          </table:table-cell>
          <table:table-cell table:style-name="ce28" table:formula="of:=[.G60]/10" office:value-type="float" office:value="9.60375" calcext:value-type="float">
            <text:p>9,60375</text:p>
          </table:table-cell>
          <table:table-cell table:style-name="ce28" table:formula="of:=[.H60]/10" office:value-type="float" office:value="9.681375" calcext:value-type="float">
            <text:p>9,681375</text:p>
          </table:table-cell>
          <table:table-cell table:style-name="ce28"/>
          <table:table-cell table:number-columns-repeated="6"/>
        </table:table-row>
        <table:table-row table:style-name="ro1">
          <table:table-cell table:style-name="ce23" office:value-type="string" calcext:value-type="string">
            <text:p>densidad</text:p>
          </table:table-cell>
          <table:table-cell table:style-name="ce23" table:number-columns-repeated="3"/>
          <table:table-cell/>
          <table:table-cell table:style-name="ce28" office:value-type="string" calcext:value-type="string">
            <text:p>densidad</text:p>
          </table:table-cell>
          <table:table-cell table:style-name="ce28" table:number-columns-repeated="3"/>
          <table:table-cell table:number-columns-repeated="6"/>
        </table:table-row>
        <table:table-row table:style-name="ro1">
          <table:table-cell table:style-name="ce23" table:formula="of:=[.D60]/([.A61]*[.B61]*[.C61])" office:value-type="float" office:value="1.62115384960882" calcext:value-type="float">
            <text:p>1,62115384960882</text:p>
          </table:table-cell>
          <table:table-cell table:style-name="ce23" table:number-columns-repeated="3"/>
          <table:table-cell/>
          <table:table-cell table:style-name="ce28" table:formula="of:=[.I60]/([.F61]*[.G61]*[.H61])" office:value-type="float" office:value="1.60257835072772" calcext:value-type="float">
            <text:p>1,60257835072772</text:p>
          </table:table-cell>
          <table:table-cell table:style-name="ce28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01:05:27.92451725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7:25:56.038389470</meta:creation-date>
    <dc:date>2020-10-04T01:04:34.728848839</dc:date>
    <meta:editing-duration>PT1H25M46S</meta:editing-duration>
    <meta:editing-cycles>6</meta:editing-cycles>
    <meta:generator>LibreOffice/6.4.5.2$Linux_X86_64 LibreOffice_project/40$Build-2</meta:generator>
    <meta:document-statistic meta:table-count="1" meta:cell-count="365" meta:object-count="0"/>
  </office:meta>
</office:document-meta>
</file>